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5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7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P8" style:family="paragraph" style:parent-style-name="Table_20_Contents">
      <style:text-properties officeooo:rsid="000d1116" officeooo:paragraph-rsid="000d1116"/>
    </style:style>
    <style:style style:name="P9" style:family="paragraph" style:parent-style-name="Table_20_Contents">
      <style:text-properties officeooo:paragraph-rsid="000d8f27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d8f2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Orario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  <text:p text:style-name="P8">Un genitore recatosi in segreteria richiede la modifica dell'orario del proprio figli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1">'utente a</text:span>ccede alla <text:span text:style-name="T4">funzione per la modifica orario di un bambino</text:span>.</text:p>
            <text:p text:style-name="P2"/>
            <text:p text:style-name="P4"><text:span text:style-name="T2">2. il sistema </text:span><text:span text:style-name="T3">mostra</text:span><text:span text:style-name="T2"> le opzioni </text:span><text:span text:style-name="T3">possibili</text:span><text:span text:style-name="T2"> per </text:span><text:span text:style-name="T3">la modifica</text:span><text:span text:style-name="T2"> </text:span><text:span text:style-name="T3">del</text:span><text:span text:style-name="T2">l'orario.</text:span></text:p>
            <text:p text:style-name="P3"/>
            <text:p text:style-name="P3">3. l'utente setta le nuove impostazioni.</text:p>
            <text:p text:style-name="P3"/>
            <text:p text:style-name="P5">4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nuovo orari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386864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5">L'impiegato riceve la conferma o un messaggio d'errore entro 20 secondi</text:span></text:p>
          </table:table-cell>
        </table:table-row>
      </table:table>
      <text:p text:style-name="P6">UC14: Permette ai genitori degli iscritti di modificare l'orario dei propri figli scegliendo tra le fasce consent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8</meta:editing-cycles>
    <meta:generator>LibreOffice/3.6$Windows_x86 LibreOffice_project/da8c1e6-fd468f4-454e206-f42a4a9-143cfd</meta:generator>
    <dc:date>2012-10-25T11:24:41.78</dc:date>
    <meta:document-statistic meta:table-count="1" meta:image-count="0" meta:object-count="0" meta:page-count="1" meta:paragraph-count="19" meta:word-count="136" meta:character-count="910" meta:non-whitespace-character-count="792"/>
    <meta:user-defined meta:name="Info 1"/>
    <meta:user-defined meta:name="Info 2"/>
    <meta:user-defined meta:name="Info 3"/>
    <meta:user-defined meta:name="Info 4"/>
  </office:meta>
</office:document-meta>
</file>